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/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9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1" style:family="paragraph" style:parent-style-name="Заголовок_20_1_20_титул">
      <style:text-properties officeooo:rsid="0039bf97" officeooo:paragraph-rsid="00328e42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4" style:family="paragraph" style:parent-style-name="Заголовок_20_2_20_титул">
      <style:text-properties officeooo:rsid="005b5a21" officeooo:paragraph-rsid="005b5a21"/>
    </style:style>
    <style:style style:name="P15" style:family="paragraph" style:parent-style-name="Text_20_body">
      <style:text-properties officeooo:rsid="00795b04" officeooo:paragraph-rsid="00795b04"/>
    </style:style>
    <style:style style:name="P16" style:family="paragraph" style:parent-style-name="Листинг">
      <style:text-properties officeooo:rsid="00795b04" officeooo:paragraph-rsid="00795b04"/>
    </style:style>
    <style:style style:name="P17" style:family="paragraph" style:parent-style-name="Text_20_body">
      <style:text-properties officeooo:paragraph-rsid="0075d8a4"/>
    </style:style>
    <style:style style:name="P18" style:family="paragraph" style:parent-style-name="Заголовок_20_2_20_титул">
      <style:paragraph-properties fo:text-align="center" style:justify-single-word="false"/>
      <style:text-properties officeooo:rsid="007d807b" officeooo:paragraph-rsid="007d807b"/>
    </style:style>
    <style:style style:name="P1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language="ru" fo:country="RU" officeooo:rsid="0087e567" officeooo:paragraph-rsid="0087e567"/>
    </style:style>
    <style:style style:name="P20" style:family="paragraph" style:parent-style-name="Text_20_body">
      <style:text-properties fo:language="ru" fo:country="RU" officeooo:rsid="00839d4a" officeooo:paragraph-rsid="0093d508"/>
    </style:style>
    <style:style style:name="P21" style:family="paragraph" style:parent-style-name="Заголовок_20_1_20_титул">
      <style:text-properties fo:letter-spacing="-0.004cm" officeooo:rsid="007d807b" officeooo:paragraph-rsid="007d807b"/>
    </style:style>
    <style:style style:name="P22" style:family="paragraph" style:parent-style-name="Text_20_body">
      <style:text-properties officeooo:rsid="00887b1d" officeooo:paragraph-rsid="00887b1d"/>
    </style:style>
    <style:style style:name="P23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4" style:family="paragraph" style:parent-style-name="Heading_20_2" style:master-page-name="Standard">
      <style:paragraph-properties style:page-number="auto" fo:break-before="page"/>
    </style:style>
    <style:style style:name="P25" style:family="paragraph" style:parent-style-name="Heading_20_2">
      <style:text-properties fo:language="ru" fo:country="RU" officeooo:rsid="00795b04" officeooo:paragraph-rsid="00795b04"/>
    </style:style>
    <style:style style:name="P26" style:family="paragraph" style:parent-style-name="Heading_20_2">
      <style:text-properties officeooo:paragraph-rsid="00859985"/>
    </style:style>
    <style:style style:name="P27" style:family="paragraph" style:parent-style-name="Heading_20_2">
      <style:text-properties officeooo:rsid="00795b04" officeooo:paragraph-rsid="00795b04"/>
    </style:style>
    <style:style style:name="P28" style:family="paragraph" style:parent-style-name="Мой_20_код" style:list-style-name="Нумерация_20_кода"/>
    <style:style style:name="P29" style:family="paragraph" style:parent-style-name="Мой_20_код" style:list-style-name="Нумерация_20_кода">
      <style:text-properties fo:language="en" fo:country="US" officeooo:rsid="0095898b" officeooo:paragraph-rsid="0095898b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71263a" style:font-style-asian="normal" style:font-style-complex="normal"/>
    </style:style>
    <style:style style:name="T4" style:family="text">
      <style:text-properties officeooo:rsid="00328e42"/>
    </style:style>
    <style:style style:name="T5" style:family="text">
      <style:text-properties officeooo:rsid="0039bf9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28e42" style:font-weight-asian="bold" style:font-weight-complex="bold"/>
    </style:style>
    <style:style style:name="T8" style:family="text">
      <style:text-properties officeooo:rsid="005b5a21"/>
    </style:style>
    <style:style style:name="T9" style:family="text">
      <style:text-properties officeooo:rsid="00673f95"/>
    </style:style>
    <style:style style:name="T10" style:family="text">
      <style:text-properties officeooo:rsid="00698da6"/>
    </style:style>
    <style:style style:name="T11" style:family="text">
      <style:text-properties fo:language="en" fo:country="US" officeooo:rsid="00859985"/>
    </style:style>
    <style:style style:name="T12" style:family="text">
      <style:text-properties officeooo:rsid="007d807b"/>
    </style:style>
    <style:style style:name="T13" style:family="text">
      <style:text-properties officeooo:rsid="007eadc7"/>
    </style:style>
    <style:style style:name="T14" style:family="text">
      <style:text-properties officeooo:rsid="007f6752"/>
    </style:style>
    <style:style style:name="T15" style:family="text">
      <style:text-properties officeooo:rsid="0081c32a"/>
    </style:style>
    <style:style style:name="T16" style:family="text">
      <style:text-properties officeooo:rsid="0084dd6a"/>
    </style:style>
    <style:style style:name="T17" style:family="text">
      <style:text-properties officeooo:rsid="00859985"/>
    </style:style>
    <style:style style:name="T18" style:family="text">
      <style:text-properties fo:language="ru" fo:country="RU"/>
    </style:style>
    <style:style style:name="T19" style:family="text">
      <style:text-properties fo:language="ru" fo:country="RU" officeooo:rsid="00795b04"/>
    </style:style>
    <style:style style:name="T20" style:family="text">
      <style:text-properties fo:language="ru" fo:country="RU" officeooo:rsid="00859985"/>
    </style:style>
    <style:style style:name="T21" style:family="text">
      <style:text-properties officeooo:rsid="00878d2b"/>
    </style:style>
    <style:style style:name="T22" style:family="text">
      <style:text-properties officeooo:rsid="008a542b"/>
    </style:style>
    <style:style style:name="T23" style:family="text">
      <style:text-properties officeooo:rsid="008d99c8"/>
    </style:style>
    <style:style style:name="T24" style:family="text">
      <style:text-properties officeooo:rsid="009218db"/>
    </style:style>
    <style:style style:name="T25" style:family="text">
      <style:text-properties officeooo:rsid="00938162"/>
    </style:style>
    <style:style style:name="T26" style:family="text">
      <style:text-properties officeooo:rsid="0093d5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3">Министерство образования, науки и молодежной политики</text:p>
      <text:p text:style-name="P5">Краснодарского <text:s/>края</text:p>
      <text:p text:style-name="P9">Государственное бюджетное профессиональное образовательное учреждение Краснодарского края «Ейский полипрофильный колледж»</text:p>
      <text:p text:style-name="P13"><text:span text:style-name="Emphasis"/></text:p>
      <text:p text:style-name="P2"/>
      <text:p text:style-name="P2"/>
      <text:p text:style-name="P18">Математическое моделирование</text:p>
      <text:p text:style-name="P11"><text:span text:style-name="T12">ЛАБОРАТОРНАЯ</text:span> РАБОТА №<text:span text:style-name="T12">3</text:span></text:p>
      <text:p text:style-name="P14">по теме:</text:p>
      <text:p text:style-name="P21">Случайное блуждание</text:p>
      <text:p text:style-name="Заголовок_20_2_20_титул"/>
      <text:p text:style-name="P7"><text:span text:style-name="T6">Выполн</text:span><text:span text:style-name="T7">ил:</text:span><text:span text:style-name="T4"> </text:span></text:p>
      <text:p text:style-name="P7"><text:span text:style-name="T5">студент ЕПК,</text:span> <text:span text:style-name="T13">И-22 группы</text:span> </text:p>
      <text:p text:style-name="P19">Синицын М.В.</text:p>
      <text:p text:style-name="P8"/>
      <text:p text:style-name="P12"><text:span text:style-name="T5">Проверил</text:span>:</text:p>
      <text:p text:style-name="P6"><text:span text:style-name="T5">преподаватель </text:span><text:span text:style-name="T13">2 </text:span><text:span text:style-name="T8">курса</text:span></text:p>
      <text:p text:style-name="P10">Фомин А. Т.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24" text:outline-level="2"><text:span text:style-name="T9">1. </text:span>Цель занятия </text:h>
      <text:p text:style-name="P17"><text:tab/><text:span text:style-name="T22">Преобрести</text:span> практические навыки <text:span text:style-name="T14">использования </text:span><text:span text:style-name="T17">методов </text:span><text:span text:style-name="T14">случайного блуждания</text:span><text:span text:style-name="T10">.</text:span></text:p>
      <text:h text:style-name="P25" text:outline-level="2">Постановка задачи</text:h>
      <text:p text:style-name="P22"><text:span text:style-name="T19">Н</text:span><text:span text:style-name="T18">аписать программу, реализующею метод случайного блуждания по заданному варианту.</text:span></text:p>
      <text:h text:style-name="P26" text:outline-level="2">Вариант № <text:span text:style-name="T11">4</text:span></text:h>
      <text:p text:style-name="Text_20_body">«Пчелы» на квадратной решетке. «Рой» из N «пчел» изначально расположен в единичном круге с центром в начале координат. На каждом шаге по времени каждая «пчела» движется случайным образом равновероятно в одном из четырех направлений: на север, юг, восток и запад. Определите расстояние, на которое удаляется отдельная «пчела» за М = 8 шагов. В течение каждого временного интервала каждая «пчела» делает шаг единичной длины. Усреднение выполняется по N «пчелам».</text:p>
      <text:h text:style-name="P27" text:outline-level="2" text:is-list-header="true">2. Выполнение задания</text:h>
      <text:p text:style-name="P16">Листинг 1. <text:span text:style-name="T15">Программа случайного блуждания </text:span><text:span text:style-name="T23">пчёл </text:span><text:span text:style-name="T20">на квадратной решётке</text:span></text:p>
      <text:list text:style-name="Нумерация_20_кода">
        <text:list-item>
          <text:p text:style-name="P28">namespace ConsoleApp2 {</text:p>
        </text:list-item>
        <text:list-item>
          <text:p text:style-name="P28"><text:s text:c="4"/>internal class Program {</text:p>
        </text:list-item>
        <text:list-item>
          <text:p text:style-name="P28"><text:s text:c="8"/>static void Main(string[] args) {</text:p>
        </text:list-item>
        <text:list-item>
          <text:p text:style-name="P28"><text:s text:c="12"/>Console.Write("Введите количество пчёл:");</text:p>
        </text:list-item>
        <text:list-item>
          <text:p text:style-name="P28"><text:s text:c="12"/>int kol = int.Parse(Console.ReadLine()!);</text:p>
        </text:list-item>
        <text:list-item>
          <text:p text:style-name="P28"><text:s text:c="12"/>List&lt;Bee&gt; bees = new List&lt;Bee&gt;(kol);</text:p>
        </text:list-item>
        <text:list-item>
          <text:p text:style-name="P28"><text:s text:c="12"/>Console.Write("Введите кол-во испытаний: ");</text:p>
        </text:list-item>
        <text:list-item>
          <text:p text:style-name="P28"><text:s text:c="12"/>int n = int.Parse(Console.ReadLine()!);</text:p>
        </text:list-item>
        <text:list-item>
          <text:p text:style-name="P28"><text:s text:c="12"/>Console.Write("Введите число шагов: ");</text:p>
        </text:list-item>
        <text:list-item>
          <text:p text:style-name="P28"><text:s text:c="12"/>int m = int.Parse(Console.ReadLine()!);</text:p>
        </text:list-item>
        <text:list-item>
          <text:p text:style-name="P28"><text:s text:c="12"/>for (int i = 0; i &lt; kol; i++) {</text:p>
        </text:list-item>
        <text:list-item>
          <text:p text:style-name="P28"><text:s text:c="16"/>Bee bee_one = new Bee(n, m);</text:p>
        </text:list-item>
        <text:list-item>
          <text:p text:style-name="P28"><text:s text:c="16"/>bees.Add(bee_one);</text:p>
        </text:list-item>
        <text:list-item>
          <text:p text:style-name="P28"><text:s text:c="12"/>}</text:p>
        </text:list-item>
        <text:list-item>
          <text:p text:style-name="P28"><text:soft-page-break/><text:s text:c="12"/>double L_from_all_bees = 0;</text:p>
        </text:list-item>
        <text:list-item>
          <text:p text:style-name="P28"><text:s text:c="12"/>for(int i = 0; i &lt; kol; i++) {</text:p>
        </text:list-item>
        <text:list-item>
          <text:p text:style-name="P28"><text:s text:c="16"/>Console.WriteLine($"Среднее смещение пчелы № {i + 1} равно {bees[i].bluzd()}");</text:p>
        </text:list-item>
        <text:list-item>
          <text:p text:style-name="P28"><text:s text:c="16"/>L_from_all_bees += bees[i].bluzd();</text:p>
        </text:list-item>
        <text:list-item>
          <text:p text:style-name="P28"><text:s text:c="12"/>}</text:p>
        </text:list-item>
        <text:list-item>
          <text:p text:style-name="P28"><text:s text:c="12"/>Console.WriteLine($"Среднее смещение всего роя равно {L_from_all_bees / kol}");</text:p>
        </text:list-item>
        <text:list-item>
          <text:p text:style-name="P28"><text:s text:c="8"/>}</text:p>
        </text:list-item>
        <text:list-item>
          <text:p text:style-name="P28"><text:s text:c="8"/>struct Bee {</text:p>
        </text:list-item>
        <text:list-item>
          <text:p text:style-name="P28"><text:s text:c="12"/>int n;</text:p>
        </text:list-item>
        <text:list-item>
          <text:p text:style-name="P28"><text:s text:c="12"/>int m;</text:p>
        </text:list-item>
        <text:list-item>
          <text:p text:style-name="P28"><text:s text:c="12"/>public Bee(int n, int m) {</text:p>
        </text:list-item>
        <text:list-item>
          <text:p text:style-name="P28"><text:s text:c="16"/>this.n = n;</text:p>
        </text:list-item>
        <text:list-item>
          <text:p text:style-name="P28"><text:s text:c="16"/>this.m = m;</text:p>
        </text:list-item>
        <text:list-item>
          <text:p text:style-name="P28"><text:s text:c="12"/>}</text:p>
        </text:list-item>
        <text:list-item>
          <text:p text:style-name="P28"><text:s text:c="12"/>public double bluzd() {</text:p>
        </text:list-item>
        <text:list-item>
          <text:p text:style-name="P28"><text:s text:c="16"/>Random random = new Random();</text:p>
        </text:list-item>
        <text:list-item>
          <text:p text:style-name="P28"><text:s text:c="16"/>double L = 0;</text:p>
        </text:list-item>
        <text:list-item>
          <text:p text:style-name="P28"><text:s text:c="16"/>double P = 0;</text:p>
        </text:list-item>
        <text:list-item>
          <text:p text:style-name="P28"><text:s text:c="16"/>for (int i = 0; i &lt; n; i++) {</text:p>
        </text:list-item>
        <text:list-item>
          <text:p text:style-name="P28"><text:s text:c="20"/>int y;</text:p>
        </text:list-item>
        <text:list-item>
          <text:p text:style-name="P28"><text:s text:c="20"/>int x = y = 0;</text:p>
        </text:list-item>
        <text:list-item>
          <text:p text:style-name="P28"><text:s text:c="20"/>for (int j = 0; j &lt; m; j++) {</text:p>
        </text:list-item>
        <text:list-item>
          <text:p text:style-name="P28"><text:s text:c="24"/>double r = random.NextDouble();</text:p>
        </text:list-item>
        <text:list-item>
          <text:p text:style-name="P28"><text:s text:c="24"/>if (r &lt; 0.25) x++;</text:p>
        </text:list-item>
        <text:list-item>
          <text:p text:style-name="P28"><text:s text:c="24"/>else if (r &lt; 0.5) x--;</text:p>
        </text:list-item>
        <text:list-item>
          <text:p text:style-name="P28"><text:s text:c="24"/>else if (r &lt; 0.75) y--;</text:p>
        </text:list-item>
        <text:list-item>
          <text:p text:style-name="P28"><text:s text:c="24"/>else y++;</text:p>
        </text:list-item>
        <text:list-item>
          <text:p text:style-name="P28"/>
        </text:list-item>
        <text:list-item>
          <text:p text:style-name="P28"><text:s text:c="20"/>}</text:p>
        </text:list-item>
        <text:list-item>
          <text:p text:style-name="P28"><text:s text:c="20"/>L += Math.Sqrt(x * x + y * y);</text:p>
        </text:list-item>
        <text:list-item>
          <text:p text:style-name="P28"><text:s text:c="20"/>P += x + y;</text:p>
        </text:list-item>
        <text:list-item>
          <text:p text:style-name="P28"><text:s text:c="16"/>}</text:p>
        </text:list-item>
        <text:list-item>
          <text:p text:style-name="P28"><text:s text:c="16"/>L /= n;</text:p>
        </text:list-item>
        <text:list-item>
          <text:p text:style-name="P28"><text:s text:c="16"/>return L;</text:p>
        </text:list-item>
        <text:list-item>
          <text:p text:style-name="P28"><text:s text:c="12"/>}</text:p>
        </text:list-item>
        <text:list-item>
          <text:p text:style-name="P28"><text:s text:c="12"/></text:p>
        </text:list-item>
        <text:list-item>
          <text:p text:style-name="P28"><text:soft-page-break/><text:s text:c="8"/>}</text:p>
        </text:list-item>
        <text:list-item>
          <text:p text:style-name="P28"/>
        </text:list-item>
        <text:list-item>
          <text:p text:style-name="P28"><text:s text:c="4"/>}</text:p>
        </text:list-item>
        <text:list-item>
          <text:p text:style-name="P29">}</text:p>
        </text:list-item>
      </text:list>
      <text:p text:style-name="P15">Вывод в консоли</text:p>
      <text:p text:style-name="Вывод_20_текст_20_в_20_консоли">Введите количество пчёл:13</text:p>
      <text:p text:style-name="Вывод_20_текст_20_в_20_консоли">Введите кол-во испытаний: 1000</text:p>
      <text:p text:style-name="Вывод_20_текст_20_в_20_консоли">Введите число шагов: 8</text:p>
      <text:p text:style-name="Вывод_20_текст_20_в_20_консоли">Среднее смещение пчелы № 1 равно 2,4652514093481215</text:p>
      <text:p text:style-name="Вывод_20_текст_20_в_20_консоли">Среднее смещение пчелы № 2 равно 2,486061397447441</text:p>
      <text:p text:style-name="Вывод_20_текст_20_в_20_консоли">Среднее смещение пчелы № 3 равно 2,535193512970625</text:p>
      <text:p text:style-name="Вывод_20_текст_20_в_20_консоли">Среднее смещение пчелы № 4 равно 2,5518365916986046</text:p>
      <text:p text:style-name="Вывод_20_текст_20_в_20_консоли">Среднее смещение пчелы № 5 равно 2,465025098387724</text:p>
      <text:p text:style-name="Вывод_20_текст_20_в_20_консоли">Среднее смещение пчелы № 6 равно 2,4656596378551474</text:p>
      <text:p text:style-name="Вывод_20_текст_20_в_20_консоли">Среднее смещение пчелы № 7 равно 2,4996894630899034</text:p>
      <text:p text:style-name="Вывод_20_текст_20_в_20_консоли">Среднее смещение пчелы № 8 равно 2,4875350533749487</text:p>
      <text:p text:style-name="Вывод_20_текст_20_в_20_консоли">Среднее смещение пчелы № 9 равно 2,4613243170454946</text:p>
      <text:p text:style-name="Вывод_20_текст_20_в_20_консоли">Среднее смещение пчелы № 10 равно 2,47238721425132</text:p>
      <text:p text:style-name="Вывод_20_текст_20_в_20_консоли">Среднее смещение пчелы № 11 равно 2,493143744896201</text:p>
      <text:p text:style-name="Вывод_20_текст_20_в_20_консоли">Среднее смещение пчелы № 12 равно 2,524136054185766</text:p>
      <text:p text:style-name="Вывод_20_текст_20_в_20_консоли">Среднее смещение пчелы № 13 равно 2,5156020409943745</text:p>
      <text:p text:style-name="Вывод_20_текст_20_в_20_консоли">Среднее смещение всего роя равно 2,5024449263323265</text:p>
      <text:h text:style-name="P27" text:outline-level="2"><text:span text:style-name="T21">3. </text:span>Вывод</text:h>
      <text:p text:style-name="P20"><text:span text:style-name="T17">В ходе выполнения данной работы была р</text:span>азработана программа непрерывного случайного блуждания <text:span text:style-name="T24">пчёл на квадратной решётке</text:span>. <text:span text:style-name="T16">Найдена средняя удалённость от начальной точки </text:span><text:span text:style-name="T25">как каждой отдельной пчелы так и всего роя. </text:span><text:span text:style-name="T17">Получены практические навыки использования метод</text:span><text:span text:style-name="T26">а</text:span><text:span text:style-name="T17"> случайного блуждания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/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start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tru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_20_Spacing" style:display-name="No Spacing" style:family="paragraph">
      <style:paragraph-properties fo:margin-left="1.259cm" fo:margin-top="0cm" fo:margin-bottom="0cm" style:contextual-spacing="false" fo:line-height="100%" fo:text-align="justify" style:justify-single-word="false" fo:orphans="2" fo:widows="2" fo:text-indent="-0.63cm" style:auto-text-indent="false" style:writing-mode="lr-tb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Default_20_Paragraph_20_Font_20__28_WW_29_" style:display-name="Default Paragraph Font (WW)" style:family="text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1.244cm" fo:margin-left="2.907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4.336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5.779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7.223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8.666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0.111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1.553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2.996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4.44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328cm" fo:margin-bottom="0.494cm" fo:margin-left="2.293cm" fo:margin-right="2.258cm" style:writing-mode="lr-tb" style:layout-grid-color="#c0c0c0" style:layout-grid-lines="268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.834cm" fo:margin-bottom="0.494cm" fo:margin-left="2.575cm" fo:margin-right="1.094cm" style:writing-mode="lr-tb" style:layout-grid-color="#c0c0c0" style:layout-grid-lines="273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  <style:master-page style:name="Landscape" style:page-layout-name="Mpm6" draw:style-name="Mdp1"/>
    <style:master-page style:name="Converted1" style:page-layout-name="Mpm7" draw:style-name="Mdp1"/>
    <style:master-page style:name="Converted2" style:page-layout-name="Mpm7" draw:style-name="Mdp1"/>
    <style:master-page style:name="Converted3" style:page-layout-name="Mpm7" draw:style-name="Mdp1"/>
    <style:master-page style:name="Converted4" style:page-layout-name="Mpm7" draw:style-name="Mdp1"/>
    <style:master-page style:name="Converted5" style:page-layout-name="Mpm7" draw:style-name="Mdp1"/>
    <style:master-page style:name="Converted6" style:page-layout-name="Mpm7" draw:style-name="Mdp1"/>
    <style:master-page style:name="Converted7" style:page-layout-name="Mpm7" draw:style-name="Mdp1"/>
    <style:master-page style:name="Converted8" style:page-layout-name="Mpm7" draw:style-name="Mdp1"/>
    <style:master-page style:name="Converted9" style:page-layout-name="Mpm7" draw:style-name="Mdp1"/>
    <style:master-page style:name="Converted10" style:page-layout-name="Mpm7" draw:style-name="Mdp1"/>
    <style:master-page style:name="Converted11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21:51:56.070759482</meta:creation-date>
    <meta:editing-duration>PT8H2M</meta:editing-duration>
    <meta:editing-cycles>48</meta:editing-cycles>
    <meta:generator>LibreOffice/24.2.2.2$Windows_X86_64 LibreOffice_project/d56cc158d8a96260b836f100ef4b4ef25d6f1a01</meta:generator>
    <dc:title>Реферат ГОСТ</dc:title>
    <dc:date>2024-04-09T23:07:04.668000000</dc:date>
    <meta:document-statistic meta:table-count="0" meta:image-count="0" meta:object-count="0" meta:page-count="4" meta:paragraph-count="97" meta:word-count="559" meta:character-count="4179" meta:non-whitespace-character-count="3037"/>
    <meta:template xlink:type="simple" xlink:actuate="onRequest" xlink:title="Реферат ГОСТ" xlink:href="../../Оформление%20работ/Шаблон%20лабораторной%20работы.ott" meta:date="2024-02-12T21:51:55.519045359"/>
  </office:meta>
</office:document-meta>
</file>